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db4" officeooo:paragraph-rsid="00082db4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82db4" officeooo:paragraph-rsid="00082db4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82db4" officeooo:paragraph-rsid="00082db4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9a456" officeooo:paragraph-rsid="0009a45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9fea2" officeooo:paragraph-rsid="0009fea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b5618" officeooo:paragraph-rsid="000b561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5b6d" officeooo:paragraph-rsid="000b5b6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9fea2" officeooo:paragraph-rsid="0009fea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b5b6d" officeooo:paragraph-rsid="000b5b6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5b6d" officeooo:paragraph-rsid="000b5b6d" style:font-size-asian="10.5pt" style:font-size-complex="12pt"/>
    </style:style>
    <style:style style:name="T1" style:family="text">
      <style:text-properties officeooo:rsid="0009fea2"/>
    </style:style>
    <style:style style:name="T2" style:family="text">
      <style:text-properties officeooo:rsid="000d30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rreau Noé</text:p>
      <text:p text:style-name="P1">Regnault Edgar</text:p>
      <text:p text:style-name="P1"/>
      <text:p text:style-name="P2">CS211: Tp n°1</text:p>
      <text:p text:style-name="P2"/>
      <text:p text:style-name="P2"/>
      <text:p text:style-name="P3">I-Pr<text:span text:style-name="T2">é</text:span>paration:</text:p>
      <text:p text:style-name="P3"/>
      <text:p text:style-name="P4">pseudo code algorithm bubble code:</text:p>
      <text:p text:style-name="P4"/>
      <text:p text:style-name="P5">fonction swap( adresse entier a, adresse entier b)</text:p>
      <text:p text:style-name="P5">{</text:p>
      <text:p text:style-name="P5"><text:tab/>soit un entier n</text:p>
      <text:p text:style-name="P5"><text:tab/>entier tmp=valeur contenue dans <text:s/>a</text:p>
      <text:p text:style-name="P5"><text:tab/>valeur contenue dans a= valeur contenue dans <text:s/>b</text:p>
      <text:p text:style-name="P5"><text:tab/>valeur contenue dans b=tmp;</text:p>
      <text:p text:style-name="P5"/>
      <text:p text:style-name="P5">swap ne retourne rien</text:p>
      <text:p text:style-name="P5">}</text:p>
      <text:p text:style-name="P4"/>
      <text:p text:style-name="P5">fonction trie( tableau à n éléments, taille n du tableau)</text:p>
      <text:p text:style-name="P5">{</text:p>
      <text:p text:style-name="P4"><text:tab/></text:p>
      <text:p text:style-name="P5"><text:tab/>pour i allant de 0 à n faire: </text:p>
      <text:p text:style-name="P4"><text:tab/>{</text:p>
      <text:p text:style-name="P4"><text:tab/><text:tab/><text:span text:style-name="T1">pour j allant de 0 à (n-i-1) faire:</text:span></text:p>
      <text:p text:style-name="P4"><text:tab/><text:tab/><text:span text:style-name="T1">{</text:span></text:p>
      <text:p text:style-name="P4"><text:tab/><text:tab/><text:tab/><text:span text:style-name="T1">si tab[j]&gt;tab[j+1] alors:</text:span></text:p>
      <text:p text:style-name="P4"><text:tab/><text:tab/><text:tab/><text:tab/><text:span text:style-name="T1">swap(adresse tab[j],adresse tab[j+1]</text:span></text:p>
      <text:p text:style-name="P5"><text:tab/><text:tab/>}</text:p>
      <text:p text:style-name="P4"><text:tab/><text:tab/></text:p>
      <text:p text:style-name="P4"><text:tab/><text:tab/></text:p>
      <text:p text:style-name="P4"/>
      <text:p text:style-name="P4"><text:tab/>}</text:p>
      <text:p text:style-name="P4"/>
      <text:p text:style-name="P6">}</text:p>
      <text:p text:style-name="P6"/>
      <text:p text:style-name="P7">Makefile:</text:p>
      <text:p text:style-name="P9">prog: main.o fonctions.o algo_tri.o</text:p>
      <text:p text:style-name="P9"><text:tab/>gcc -o prog main.o fonctions.o algo_tri.o</text:p>
      <text:p text:style-name="P9">main.o: main.c</text:p>
      <text:p text:style-name="P9"><text:tab/>gcc -c -Wall main.c</text:p>
      <text:p text:style-name="P9"/>
      <text:p text:style-name="P9">fonction.o: fonctions.c</text:p>
      <text:p text:style-name="P9"><text:tab/>gcc -c -Wall <text:s/>fonctions.c</text:p>
      <text:p text:style-name="P9"/>
      <text:p text:style-name="P9"/>
      <text:p text:style-name="P9">algo_tri.o: algo_tri.c</text:p>
      <text:p text:style-name="P9"><text:tab/><text:tab/>gcc -c -Wall algo_tri.c</text:p>
      <text:p text:style-name="P9"><text:soft-page-break/></text:p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20:41:28.023049800</meta:creation-date>
    <meta:editing-duration>PT57S</meta:editing-duration>
    <meta:editing-cycles>2</meta:editing-cycles>
    <meta:generator>LibreOffice/6.4.7.2$Linux_X86_64 LibreOffice_project/40$Build-2</meta:generator>
    <dc:date>2021-11-10T20:42:23.790967184</dc:date>
    <meta:document-statistic meta:table-count="0" meta:image-count="0" meta:object-count="0" meta:page-count="2" meta:paragraph-count="36" meta:word-count="115" meta:character-count="713" meta:non-whitespace-character-count="597"/>
  </office:meta>
</office:document-meta>
</file>